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nux Libertine O" svg:font-family="'Linux Libertine O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Arial2" svg:font-family="Arial" style:font-adornments="Itálica" style:font-family-generic="swiss" style:font-pitch="variable"/>
    <style:font-face style:name="Arial3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699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4.397cm"/>
    </style:style>
    <style:style style:name="Tabla1.D" style:family="table-column">
      <style:table-column-properties style:column-width="4.392cm"/>
    </style:style>
    <style:style style:name="Tabla1.A1" style:family="table-cell">
      <style:table-cell-properties fo:background-color="#e1f5fe" fo:padding="0.097cm" fo:border-left="0.05pt solid #bdbdbd" fo:border-right="none" fo:border-top="0.05pt solid #bdbdbd" fo:border-bottom="0.05pt solid #bdbdbd">
        <style:background-image/>
      </style:table-cell-properties>
    </style:style>
    <style:style style:name="Tabla1.D1" style:family="table-cell">
      <style:table-cell-properties fo:background-color="#e1f5fe" fo:padding="0.097cm" fo:border="0.05pt solid #bdbdbd">
        <style:background-image/>
      </style:table-cell-properties>
    </style:style>
    <style:style style:name="Tabla1.A2" style:family="table-cell">
      <style:table-cell-properties fo:padding="0.097cm" fo:border-left="0.05pt solid #bdbdbd" fo:border-right="none" fo:border-top="none" fo:border-bottom="0.05pt solid #bdbdbd"/>
    </style:style>
    <style:style style:name="Tabla1.B2" style:family="table-cell">
      <style:table-cell-properties fo:padding="0.097cm" fo:border-left="0.05pt solid #bdbdbd" fo:border-right="none" fo:border-top="none" fo:border-bottom="0.05pt solid #bdbdbd"/>
    </style:style>
    <style:style style:name="Tabla1.C2" style:family="table-cell">
      <style:table-cell-properties fo:padding="0.097cm" fo:border-left="0.05pt solid #bdbdbd" fo:border-right="none" fo:border-top="none" fo:border-bottom="0.05pt solid #bdbdbd"/>
    </style:style>
    <style:style style:name="Tabla1.D2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3" style:family="table-cell">
      <style:table-cell-properties fo:padding="0.097cm" fo:border-left="0.05pt solid #bdbdbd" fo:border-right="none" fo:border-top="none" fo:border-bottom="0.05pt solid #bdbdbd"/>
    </style:style>
    <style:style style:name="Tabla1.B3" style:family="table-cell">
      <style:table-cell-properties fo:padding="0.097cm" fo:border-left="0.05pt solid #bdbdbd" fo:border-right="none" fo:border-top="none" fo:border-bottom="0.05pt solid #bdbdbd"/>
    </style:style>
    <style:style style:name="Tabla1.C3" style:family="table-cell">
      <style:table-cell-properties fo:padding="0.097cm" fo:border-left="0.05pt solid #bdbdbd" fo:border-right="none" fo:border-top="none" fo:border-bottom="0.05pt solid #bdbdbd"/>
    </style:style>
    <style:style style:name="Tabla1.D3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4" style:family="table-cell">
      <style:table-cell-properties fo:padding="0.097cm" fo:border-left="0.05pt solid #bdbdbd" fo:border-right="none" fo:border-top="none" fo:border-bottom="0.05pt solid #bdbdbd"/>
    </style:style>
    <style:style style:name="Tabla1.B4" style:family="table-cell">
      <style:table-cell-properties fo:padding="0.097cm" fo:border-left="0.05pt solid #bdbdbd" fo:border-right="none" fo:border-top="none" fo:border-bottom="0.05pt solid #bdbdbd"/>
    </style:style>
    <style:style style:name="Tabla1.C4" style:family="table-cell">
      <style:table-cell-properties fo:padding="0.097cm" fo:border-left="0.05pt solid #bdbdbd" fo:border-right="none" fo:border-top="none" fo:border-bottom="0.05pt solid #bdbdbd"/>
    </style:style>
    <style:style style:name="Tabla1.D4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5" style:family="table-cell">
      <style:table-cell-properties fo:padding="0.097cm" fo:border-left="0.05pt solid #bdbdbd" fo:border-right="none" fo:border-top="none" fo:border-bottom="0.05pt solid #bdbdbd"/>
    </style:style>
    <style:style style:name="Tabla1.B5" style:family="table-cell">
      <style:table-cell-properties fo:padding="0.097cm" fo:border-left="0.05pt solid #bdbdbd" fo:border-right="none" fo:border-top="none" fo:border-bottom="0.05pt solid #bdbdbd"/>
    </style:style>
    <style:style style:name="Tabla1.C5" style:family="table-cell">
      <style:table-cell-properties fo:padding="0.097cm" fo:border-left="0.05pt solid #bdbdbd" fo:border-right="none" fo:border-top="none" fo:border-bottom="0.05pt solid #bdbdbd"/>
    </style:style>
    <style:style style:name="Tabla1.D5" style:family="table-cell">
      <style:table-cell-properties fo:padding="0.097cm" fo:border-left="0.05pt solid #bdbdbd" fo:border-right="0.05pt solid #bdbdbd" fo:border-top="none" fo:border-bottom="0.05pt solid #bdbdbd"/>
    </style:style>
    <style:style style:name="Tabla1.A6" style:family="table-cell">
      <style:table-cell-properties fo:padding="0.097cm" fo:border-left="0.05pt solid #bdbdbd" fo:border-right="none" fo:border-top="none" fo:border-bottom="0.05pt solid #bdbdbd"/>
    </style:style>
    <style:style style:name="Tabla1.B6" style:family="table-cell">
      <style:table-cell-properties fo:padding="0.097cm" fo:border-left="0.05pt solid #bdbdbd" fo:border-right="none" fo:border-top="none" fo:border-bottom="0.05pt solid #bdbdbd"/>
    </style:style>
    <style:style style:name="Tabla1.C6" style:family="table-cell">
      <style:table-cell-properties fo:padding="0.097cm" fo:border-left="0.05pt solid #bdbdbd" fo:border-right="none" fo:border-top="none" fo:border-bottom="0.05pt solid #bdbdbd"/>
    </style:style>
    <style:style style:name="Tabla1.D6" style:family="table-cell">
      <style:table-cell-properties fo:padding="0.097cm" fo:border-left="0.05pt solid #bdbdbd" fo:border-right="0.05pt solid #bdbdbd" fo:border-top="none" fo:border-bottom="0.05pt solid #bdbdbd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fo:background-color="#e1f5fe" fo:padding="0.097cm" fo:border-left="0.05pt solid #bdbdbd" fo:border-right="none" fo:border-top="0.05pt solid #bdbdbd" fo:border-bottom="0.05pt solid #bdbdbd">
        <style:background-image/>
      </style:table-cell-properties>
    </style:style>
    <style:style style:name="Tabla2.B1" style:family="table-cell">
      <style:table-cell-properties fo:background-color="#e1f5fe" fo:padding="0.097cm" fo:border="0.05pt solid #bdbdbd">
        <style:background-image/>
      </style:table-cell-properties>
    </style:style>
    <style:style style:name="Tabla2.A2" style:family="table-cell">
      <style:table-cell-properties style:vertical-align="middle" fo:padding="0.097cm" fo:border-left="0.05pt solid #bdbdbd" fo:border-right="none" fo:border-top="none" fo:border-bottom="0.05pt solid #bdbdbd"/>
    </style:style>
    <style:style style:name="Tabla2.B2" style:family="table-cell">
      <style:table-cell-properties fo:padding="0.097cm" fo:border-left="0.05pt solid #bdbdbd" fo:border-right="0.05pt solid #bdbdbd" fo:border-top="none" fo:border-bottom="0.05pt solid #bdbdbd"/>
    </style:style>
    <style:style style:name="Tabla3" style:family="table">
      <style:table-properties style:width="17.584cm" table:align="left"/>
    </style:style>
    <style:style style:name="Tabla3.A" style:family="table-column">
      <style:table-column-properties style:column-width="1.603cm"/>
    </style:style>
    <style:style style:name="Tabla3.B" style:family="table-column">
      <style:table-column-properties style:column-width="2.189cm"/>
    </style:style>
    <style:style style:name="Tabla3.C" style:family="table-column">
      <style:table-column-properties style:column-width="4.205cm"/>
    </style:style>
    <style:style style:name="Tabla3.D" style:family="table-column">
      <style:table-column-properties style:column-width="5.906cm"/>
    </style:style>
    <style:style style:name="Tabla3.E" style:family="table-column">
      <style:table-column-properties style:column-width="3.681cm"/>
    </style:style>
    <style:style style:name="Tabla3.A1" style:family="table-cell">
      <style:table-cell-properties fo:background-color="#e1f5fe" fo:padding="0.097cm" fo:border-left="0.05pt solid #bdbdbd" fo:border-right="none" fo:border-top="0.05pt solid #bdbdbd" fo:border-bottom="0.05pt solid #bdbdbd">
        <style:background-image/>
      </style:table-cell-properties>
    </style:style>
    <style:style style:name="Tabla3.E1" style:family="table-cell">
      <style:table-cell-properties fo:background-color="#e1f5fe" fo:padding="0.097cm" fo:border="0.05pt solid #bdbdbd">
        <style:background-image/>
      </style:table-cell-properties>
    </style:style>
    <style:style style:name="Tabla3.2" style:family="table-row">
      <style:table-row-properties style:min-row-height="1.399cm"/>
    </style:style>
    <style:style style:name="Tabla3.A2" style:family="table-cell">
      <style:table-cell-properties style:vertical-align="middle" fo:background-color="#fff3e0" fo:padding="0.097cm" fo:border-left="0.05pt solid #bdbdbd" fo:border-right="none" fo:border-top="none" fo:border-bottom="0.05pt solid #bdbdbd">
        <style:background-image/>
      </style:table-cell-properties>
    </style:style>
    <style:style style:name="Tabla3.E2" style:family="table-cell">
      <style:table-cell-properties style:vertical-align="middle" fo:background-color="#fff3e0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Tabla3.3" style:family="table-row">
      <style:table-row-properties style:min-row-height="1.187cm"/>
    </style:style>
    <style:style style:name="Tabla3.5" style:family="table-row">
      <style:table-row-properties style:min-row-height="1.413cm"/>
    </style:style>
    <style:style style:name="Tabla3.A5" style:family="table-cell">
      <style:table-cell-properties style:vertical-align="middle" fo:background-color="#fafafa" fo:padding="0.097cm" fo:border-left="0.05pt solid #bdbdbd" fo:border-right="none" fo:border-top="none" fo:border-bottom="0.05pt solid #bdbdbd">
        <style:background-image/>
      </style:table-cell-properties>
    </style:style>
    <style:style style:name="Tabla3.E5" style:family="table-cell">
      <style:table-cell-properties style:vertical-align="middle" fo:background-color="#fafafa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Tabla3.7" style:family="table-row">
      <style:table-row-properties style:min-row-height="0.706cm"/>
    </style:style>
    <style:style style:name="Tabla3.8" style:family="table-row">
      <style:table-row-properties style:min-row-height="0.353cm"/>
    </style:style>
    <style:style style:name="Tabla3.A8" style:family="table-cell">
      <style:table-cell-properties style:vertical-align="middle" fo:background-color="#dcedc8" fo:padding="0.097cm" fo:border-left="0.05pt solid #bdbdbd" fo:border-right="none" fo:border-top="none" fo:border-bottom="0.05pt solid #bdbdbd">
        <style:background-image/>
      </style:table-cell-properties>
    </style:style>
    <style:style style:name="Tabla3.E8" style:family="table-cell">
      <style:table-cell-properties style:vertical-align="middle" fo:background-color="#dcedc8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Tabla3.A10" style:family="table-cell">
      <style:table-cell-properties style:vertical-align="middle" fo:background-color="#ede7f6" fo:padding="0.097cm" fo:border-left="0.05pt solid #bdbdbd" fo:border-right="none" fo:border-top="none" fo:border-bottom="0.05pt solid #bdbdbd">
        <style:background-image/>
      </style:table-cell-properties>
    </style:style>
    <style:style style:name="Tabla3.E10" style:family="table-cell">
      <style:table-cell-properties style:vertical-align="middle" fo:background-color="#ede7f6" fo:padding="0.097cm" fo:border-left="0.05pt solid #bdbdbd" fo:border-right="0.05pt solid #bdbdbd" fo:border-top="none" fo:border-bottom="0.05pt solid #bdbdbd">
        <style:background-image/>
      </style:table-cell-properties>
    </style:style>
    <style:style style:name="Tabla3.11" style:family="table-row">
      <style:table-row-properties style:min-row-height="0.176cm"/>
    </style:style>
    <style:style style:name="Tabla3.12" style:family="table-row">
      <style:table-row-properties style:min-row-height="0.647cm"/>
    </style:style>
    <style:style style:name="P1" style:family="paragraph" style:parent-style-name="Footer">
      <style:text-properties style:font-name="Arial3" fo:font-size="10pt" officeooo:rsid="0037a09c" officeooo:paragraph-rsid="0037a09c"/>
    </style:style>
    <style:style style:name="P2" style:family="paragraph" style:parent-style-name="Text_20_body">
      <style:text-properties officeooo:rsid="0017d100" officeooo:paragraph-rsid="0017d100"/>
    </style:style>
    <style:style style:name="P3" style:family="paragraph" style:parent-style-name="Text_20_body">
      <style:text-properties officeooo:rsid="0018b7c6" officeooo:paragraph-rsid="0018b7c6"/>
    </style:style>
    <style:style style:name="P4" style:family="paragraph" style:parent-style-name="Text_20_body">
      <style:text-properties officeooo:rsid="001f93bb" officeooo:paragraph-rsid="001f93bb"/>
    </style:style>
    <style:style style:name="P5" style:family="paragraph" style:parent-style-name="Text_20_body">
      <style:text-properties officeooo:rsid="001f93bb" officeooo:paragraph-rsid="0037a09c"/>
    </style:style>
    <style:style style:name="P6" style:family="paragraph" style:parent-style-name="Text_20_body">
      <style:text-properties officeooo:rsid="00206fcd" officeooo:paragraph-rsid="00206fcd"/>
    </style:style>
    <style:style style:name="P7" style:family="paragraph" style:parent-style-name="Text_20_body">
      <style:text-properties officeooo:paragraph-rsid="001f93bb"/>
    </style:style>
    <style:style style:name="P8" style:family="paragraph" style:parent-style-name="Text_20_body">
      <style:text-properties officeooo:rsid="00229cc4" officeooo:paragraph-rsid="00229cc4"/>
    </style:style>
    <style:style style:name="P9" style:family="paragraph" style:parent-style-name="Text_20_body">
      <style:text-properties style:font-name="Arial3" fo:font-size="11pt" officeooo:rsid="0029f58a" officeooo:paragraph-rsid="0029f58a" style:font-size-asian="9.60000038146973pt" style:font-size-complex="11pt"/>
    </style:style>
    <style:style style:name="P10" style:family="paragraph" style:parent-style-name="Table">
      <style:paragraph-properties fo:keep-with-next="always"/>
    </style:style>
    <style:style style:name="P11" style:family="paragraph" style:parent-style-name="Table_20_Contents">
      <style:paragraph-properties fo:text-align="center" style:justify-single-word="false"/>
      <style:text-properties style:font-name="Arial3" fo:font-size="11pt" officeooo:rsid="001fe058" officeooo:paragraph-rsid="001fe058"/>
    </style:style>
    <style:style style:name="P12" style:family="paragraph" style:parent-style-name="Table_20_Contents">
      <style:text-properties style:font-name="Arial3" fo:font-size="11pt" fo:font-weight="bold" officeooo:rsid="001fe058" officeooo:paragraph-rsid="001fe05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322cc6" officeooo:paragraph-rsid="00322cc6"/>
    </style:style>
    <style:style style:name="P15" style:family="paragraph" style:parent-style-name="Table_20_Contents">
      <style:text-properties officeooo:rsid="00341b8e" officeooo:paragraph-rsid="0038b57e"/>
    </style:style>
    <style:style style:name="P16" style:family="paragraph" style:parent-style-name="Table_20_Contents">
      <style:text-properties officeooo:rsid="003acc7b" officeooo:paragraph-rsid="003acc7b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itle">
      <style:text-properties style:font-name="Arial1" fo:font-size="28pt" fo:font-weight="bold" officeooo:rsid="003acc7b" officeooo:paragraph-rsid="003acc7b" style:font-name-asian="Noto Sans CJK SC" style:font-size-asian="28pt" style:font-weight-asian="bold" style:font-name-complex="FreeSans" style:font-size-complex="28pt" style:font-weight-complex="bold"/>
    </style:style>
    <style:style style:name="P19" style:family="paragraph" style:parent-style-name="Table_20_Heading">
      <style:text-properties officeooo:rsid="0038b57e" officeooo:paragraph-rsid="0038b57e"/>
    </style:style>
    <style:style style:name="P20" style:family="paragraph" style:parent-style-name="Footnote">
      <style:text-properties officeooo:rsid="00293069" officeooo:paragraph-rsid="004754e1"/>
    </style:style>
    <style:style style:name="P21" style:family="paragraph" style:parent-style-name="Heading_20_1">
      <style:text-properties fo:font-size="18.2000007629395pt" officeooo:paragraph-rsid="0037a09c" style:font-size-asian="18.2000007629395pt" style:font-size-complex="18.2000007629395pt"/>
    </style:style>
    <style:style style:name="P22" style:family="paragraph" style:parent-style-name="Heading_20_1">
      <style:text-properties officeooo:rsid="00229cc4" officeooo:paragraph-rsid="00229cc4"/>
    </style:style>
    <style:style style:name="P23" style:family="paragraph" style:parent-style-name="Heading_20_2">
      <style:text-properties officeooo:rsid="00264d53" officeooo:paragraph-rsid="00264d53"/>
    </style:style>
    <style:style style:name="P24" style:family="paragraph" style:parent-style-name="Heading_20_2">
      <style:text-properties fo:font-size="16.1000003814697pt" style:font-size-asian="16.1000003814697pt" style:font-size-complex="16.1000003814697pt"/>
    </style:style>
    <style:style style:name="P25" style:family="paragraph" style:parent-style-name="Standard">
      <style:text-properties fo:font-size="10pt" officeooo:rsid="004903d7" officeooo:paragraph-rsid="004903d7" style:font-size-asian="10pt" style:font-size-complex="10pt"/>
    </style:style>
    <style:style style:name="P26" style:family="paragraph" style:parent-style-name="Subtitle">
      <style:text-properties style:font-name="Arial1" fo:font-size="18pt" officeooo:rsid="00430d3e" officeooo:paragraph-rsid="00430d3e" style:font-name-asian="Noto Sans CJK SC" style:font-size-asian="18pt" style:font-name-complex="FreeSans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officeooo:rsid="0038b57e" officeooo:paragraph-rsid="0038b57e"/>
    </style:style>
    <style:style style:name="P28" style:family="paragraph" style:parent-style-name="Table_20_Contents">
      <style:text-properties officeooo:rsid="0038b57e" officeooo:paragraph-rsid="0038b57e"/>
    </style:style>
    <style:style style:name="P29" style:family="paragraph" style:parent-style-name="Table_20_Contents">
      <style:paragraph-properties fo:text-align="center" style:justify-single-word="false"/>
      <style:text-properties style:font-name="Arial3" fo:font-size="11pt" officeooo:rsid="004754e1" officeooo:paragraph-rsid="004754e1"/>
    </style:style>
    <style:style style:name="P30" style:family="paragraph" style:parent-style-name="Table_20_Contents">
      <style:text-properties style:font-name="Arial3" fo:font-size="11pt" fo:font-weight="bold" officeooo:rsid="004754e1" officeooo:paragraph-rsid="004754e1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3a15f3" officeooo:paragraph-rsid="003a15f3"/>
    </style:style>
    <style:style style:name="P32" style:family="paragraph" style:parent-style-name="Table_20_Contents">
      <style:text-properties officeooo:rsid="004768c3" officeooo:paragraph-rsid="004768c3"/>
    </style:style>
    <style:style style:name="P33" style:family="paragraph" style:parent-style-name="Table_20_Contents">
      <style:text-properties style:font-name="Arial" fo:font-size="10pt" officeooo:rsid="004768c3" officeooo:paragraph-rsid="004768c3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4768c3" officeooo:paragraph-rsid="004768c3"/>
    </style:style>
    <style:style style:name="P35" style:family="paragraph" style:parent-style-name="Table_20_Contents">
      <style:text-properties style:font-name="Arial" fo:font-size="10pt" officeooo:rsid="004903d7" officeooo:paragraph-rsid="004903d7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officeooo:rsid="002eaa12" officeooo:paragraph-rsid="002eaa12"/>
    </style:style>
    <style:style style:name="P37" style:family="paragraph" style:parent-style-name="Table_20_Contents">
      <style:paragraph-properties fo:text-align="center" style:justify-single-word="false"/>
      <style:text-properties officeooo:paragraph-rsid="002eaa12"/>
    </style:style>
    <style:style style:name="P38" style:family="paragraph" style:parent-style-name="Table_20_Contents">
      <style:paragraph-properties fo:text-align="center" style:justify-single-word="false"/>
      <style:text-properties officeooo:rsid="00322cc6" officeooo:paragraph-rsid="00322cc6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4768c3" officeooo:paragraph-rsid="004768c3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4903d7" officeooo:paragraph-rsid="004903d7" style:font-size-asian="10pt" style:font-size-complex="10pt"/>
    </style:style>
    <style:style style:name="P41" style:family="paragraph" style:parent-style-name="Table_20_Contents">
      <style:text-properties fo:font-size="10pt" officeooo:rsid="004903d7" officeooo:paragraph-rsid="004903d7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2pt" officeooo:rsid="00430d3e" officeooo:paragraph-rsid="00430d3e" style:font-name-asian="Noto Sans CJK SC" style:font-size-asian="18pt" style:font-name-complex="FreeSans" style:font-size-complex="18pt"/>
    </style:style>
    <style:style style:name="P43" style:family="paragraph" style:parent-style-name="Text_20_body" style:list-style-name="L3">
      <style:text-properties style:font-name="Arial3" fo:font-size="11pt" officeooo:rsid="0045cfed" officeooo:paragraph-rsid="0045cfed"/>
    </style:style>
    <style:style style:name="P44" style:family="paragraph" style:parent-style-name="Text_20_body" style:list-style-name="L1">
      <style:text-properties style:font-name="Arial3" fo:font-size="11pt" officeooo:rsid="0045cfed" officeooo:paragraph-rsid="0045cfed"/>
    </style:style>
    <style:style style:name="P45" style:family="paragraph" style:parent-style-name="Text_20_body" style:list-style-name="L1">
      <style:text-properties officeooo:rsid="0045cfed" officeooo:paragraph-rsid="0045cfed"/>
    </style:style>
    <style:style style:name="P46" style:family="paragraph" style:parent-style-name="Text_20_body">
      <style:paragraph-properties style:writing-mode="lr-tb"/>
      <style:text-properties style:font-name="Arial3" fo:font-size="11pt" officeooo:rsid="0044aef6" officeooo:paragraph-rsid="0044aef6"/>
    </style:style>
    <style:style style:name="P47" style:family="paragraph" style:parent-style-name="Text_20_body">
      <style:paragraph-properties style:writing-mode="lr-tb"/>
      <style:text-properties officeooo:paragraph-rsid="004754e1"/>
    </style:style>
    <style:style style:name="T1" style:family="text">
      <style:text-properties officeooo:rsid="003c6177"/>
    </style:style>
    <style:style style:name="T2" style:family="text">
      <style:text-properties style:font-name="Arial3"/>
    </style:style>
    <style:style style:name="T3" style:family="text">
      <style:text-properties style:font-name="Arial3" fo:font-size="11pt"/>
    </style:style>
    <style:style style:name="T4" style:family="text">
      <style:text-properties style:font-name="Arial3" fo:font-size="11pt" officeooo:rsid="00206fcd"/>
    </style:style>
    <style:style style:name="T5" style:family="text">
      <style:text-properties style:font-name="Arial3" fo:font-size="11pt" officeooo:rsid="001fe058"/>
    </style:style>
    <style:style style:name="T6" style:family="text">
      <style:text-properties style:font-name="Arial3" fo:font-size="11pt" officeooo:rsid="00264d53"/>
    </style:style>
    <style:style style:name="T7" style:family="text">
      <style:text-properties style:font-name="Arial3" fo:font-size="11pt" officeooo:rsid="00293069"/>
    </style:style>
    <style:style style:name="T8" style:family="text">
      <style:text-properties style:font-name="Arial3" fo:font-size="11pt" officeooo:rsid="0029f58a"/>
    </style:style>
    <style:style style:name="T9" style:family="text">
      <style:text-properties style:font-name="Arial3" fo:font-size="11pt" officeooo:rsid="0037a09c"/>
    </style:style>
    <style:style style:name="T10" style:family="text">
      <style:text-properties style:font-name="Arial3" fo:font-size="11pt" officeooo:rsid="0044aef6"/>
    </style:style>
    <style:style style:name="T11" style:family="text">
      <style:text-properties style:font-name="Arial3" fo:font-size="11pt" officeooo:rsid="004754e1"/>
    </style:style>
    <style:style style:name="T12" style:family="text">
      <style:text-properties style:font-name="Arial3" fo:font-size="11pt" officeooo:rsid="0049f825"/>
    </style:style>
    <style:style style:name="T13" style:family="text">
      <style:text-properties style:font-name="Arial3" officeooo:rsid="001dd60f"/>
    </style:style>
    <style:style style:name="T14" style:family="text">
      <style:text-properties style:font-name="Arial3" officeooo:rsid="001f93bb"/>
    </style:style>
    <style:style style:name="T15" style:family="text">
      <style:text-properties officeooo:rsid="001f93bb"/>
    </style:style>
    <style:style style:name="T16" style:family="text">
      <style:text-properties officeooo:rsid="001fe058"/>
    </style:style>
    <style:style style:name="T17" style:family="text">
      <style:text-properties officeooo:rsid="00206fcd"/>
    </style:style>
    <style:style style:name="T18" style:family="text">
      <style:text-properties officeooo:rsid="0021abd4"/>
    </style:style>
    <style:style style:name="T19" style:family="text">
      <style:text-properties officeooo:rsid="00229cc4"/>
    </style:style>
    <style:style style:name="T20" style:family="text">
      <style:text-properties officeooo:rsid="0024069c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25e4da"/>
    </style:style>
    <style:style style:name="T23" style:family="text">
      <style:text-properties style:text-position="0% 100%" officeooo:rsid="0024069c"/>
    </style:style>
    <style:style style:name="T24" style:family="text">
      <style:text-properties style:text-position="0% 100%" style:font-name="Arial3" fo:font-size="11pt" officeooo:rsid="001fe058"/>
    </style:style>
    <style:style style:name="T25" style:family="text">
      <style:text-properties officeooo:rsid="00264d53"/>
    </style:style>
    <style:style style:name="T26" style:family="text">
      <style:text-properties fo:color="#000080" loext:opacity="100%" style:font-name="Arial3" fo:font-size="11pt" fo:language="zxx" fo:country="none" style:text-underline-style="solid" style:text-underline-width="auto" style:text-underline-color="font-color" officeooo:rsid="00264d53" style:language-asian="zxx" style:country-asian="none" style:language-complex="zxx" style:country-complex="none"/>
    </style:style>
    <style:style style:name="T27" style:family="text">
      <style:text-properties fo:color="#000080" loext:opacity="100%" style:font-name="Arial" fo:font-size="10pt" fo:language="zxx" fo:country="none" style:text-underline-style="solid" style:text-underline-width="auto" style:text-underline-color="font-color" officeooo:rsid="004754e1" style:font-size-asian="10pt" style:language-asian="zxx" style:country-asian="none" style:font-size-complex="10pt" style:language-complex="zxx" style:country-complex="none"/>
    </style:style>
    <style:style style:name="T28" style:family="text">
      <style:text-properties officeooo:rsid="0027bd9b"/>
    </style:style>
    <style:style style:name="T29" style:family="text">
      <style:text-properties officeooo:rsid="00293069"/>
    </style:style>
    <style:style style:name="T30" style:family="text">
      <style:text-properties style:font-name="Arial" fo:font-size="10pt"/>
    </style:style>
    <style:style style:name="T31" style:family="text">
      <style:text-properties officeooo:rsid="0035a4d8"/>
    </style:style>
    <style:style style:name="T32" style:family="text">
      <style:text-properties officeooo:rsid="0037a09c"/>
    </style:style>
    <style:style style:name="T33" style:family="text">
      <style:text-properties officeooo:rsid="00430d3e"/>
    </style:style>
    <style:style style:name="T34" style:family="text">
      <style:text-properties officeooo:rsid="0044aef6"/>
    </style:style>
    <style:style style:name="T35" style:family="text">
      <style:text-properties officeooo:rsid="0045cfed"/>
    </style:style>
    <style:style style:name="T36" style:family="text">
      <style:text-properties officeooo:rsid="004754e1"/>
    </style:style>
    <style:style style:name="T37" style:family="text">
      <style:text-properties officeooo:rsid="004768c3"/>
    </style:style>
    <style:style style:name="T38" style:family="text">
      <style:text-properties officeooo:rsid="004903d7"/>
    </style:style>
    <style:style style:name="T39" style:family="text">
      <style:text-properties officeooo:rsid="004b733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strategia docente</text:p>
      <text:p text:style-name="P26">Estancia de Investigación I</text:p>
      <text:p text:style-name="P42">Licenciatura en Manejo Sustentable de Zonas Costeras</text:p>
      <text:p text:style-name="Heading">Datos de contacto</text:p>
      <text:p text:style-name="P2">Gerardo Antonio Martín Muñoz de Cote</text:p>
      <text:p text:style-name="P2"><text:a xlink:type="simple" xlink:href="mailto:gerardommc@gmail.com" text:style-name="Internet_20_link" text:visited-style-name="Visited_20_Internet_20_Link">gerardo.mmc@</text:a><text:a xlink:type="simple" xlink:href="mailto:gerardommc@gmail.com" text:style-name="Internet_20_link" text:visited-style-name="Visited_20_Internet_20_Link"><text:span text:style-name="T26">e</text:span></text:a><text:span text:style-name="T26">nesmerida.unam.mx</text:span></text:p>
      <text:p text:style-name="P2"><text:span text:style-name="T33">Celular/</text:span>Whatsapp: +<text:span text:style-name="T6">52 618 116 8237</text:span></text:p>
      <text:p text:style-name="Heading">Datos del curso</text:p>
      <text:p text:style-name="P3">Semestre 202<text:span text:style-name="T25">2</text:span>-<text:span text:style-name="T33">2</text:span></text:p>
      <text:p text:style-name="P3">Horario: <text:span text:style-name="T31">lunes </text:span><text:span text:style-name="T34">12-14:00</text:span><text:span text:style-name="T31"> </text:span><text:span text:style-name="T32">y viernes</text:span><text:span text:style-name="T31"> 1</text:span><text:span text:style-name="T34">0</text:span><text:span text:style-name="T31">-1</text:span><text:span text:style-name="T10">4</text:span><text:span text:style-name="T31">:00</text:span></text:p>
      <text:p text:style-name="P3">Plataformas: Zoom, <text:span text:style-name="T29">Google classroom</text:span></text:p>
      <text:h text:style-name="Heading_20_1" text:outline-level="1">Descripción del curso</text:h>
      <text:p text:style-name="P46">En este curso se busca que los y las estudiantes aprendan <text:span text:style-name="T35">encontrar fuentes de información relevante y extraerla para diseñar un proyecto de investigación, lo cual incluye el desarrollo de habilidades verbales y escritas de comunicación científica.</text:span></text:p>
      <text:h text:style-name="Heading_20_1" text:outline-level="1">Objetivos</text:h>
      <text:h text:style-name="P23" text:outline-level="2">General</text:h>
      <text:list xml:id="list2672462031" text:style-name="L3">
        <text:list-item>
          <text:p text:style-name="P43">Identificar fuentes de información científica y aprender a sintetizarla</text:p>
        </text:list-item>
        <text:list-item>
          <text:p text:style-name="P43">Adquirir habilidades mínimas verbales y escritas para comunicación científica y técnica</text:p>
        </text:list-item>
        <text:list-item>
          <text:p text:style-name="P43">Profundizar en <text:span text:style-name="T39">los </text:span>uso<text:span text:style-name="T39">s potenciales</text:span> de técnicas analíticas como la estadística, matemáticas,<text:span text:style-name="T39"> geografía</text:span> y cómputo para responder preguntas de investigación</text:p>
        </text:list-item>
      </text:list>
      <text:h text:style-name="Heading_20_2" text:outline-level="2">Específicos</text:h>
      <text:list xml:id="list1490640053" text:style-name="L1">
        <text:list-item>
          <text:p text:style-name="P44">Conocer y aprender a usar las fuentes de información científicas</text:p>
        </text:list-item>
        <text:list-item>
          <text:p text:style-name="P44">Conocer y aprender a usar las herramientas para gestionar y ordenar colecciones de referencias científicas e integrarlas con procesadores de texto</text:p>
        </text:list-item>
        <text:list-item>
          <text:p text:style-name="P44">Conocer la estructura de los documentos científicos y técnicos, las cualidades de sus contenidos y las estrategias que se pueden seguir para producir documentos de alta calidad</text:p>
        </text:list-item>
        <text:list-item>
          <text:p text:style-name="P45"><text:soft-page-break/>Aprender a sintetizar la información condensada en los documentos para presentaciones orales efectivas</text:p>
        </text:list-item>
      </text:list>
      <text:h text:style-name="P21" text:outline-level="1"><text:span text:style-name="T13">E</text:span><text:span text:style-name="T2">structura docente del curso</text:span></text:h>
      <text:h text:style-name="Heading_20_2" text:outline-level="2">Temas de clase</text:h>
      <text:p text:style-name="P47"><text:span text:style-name="T28">Utilizaré estrategias sincrónicas y asincrónicas, </text:span><text:span text:style-name="T36">cuyos porcentajes variarán en medida de las restricciones sanitarias y</text:span><text:span text:style-name="T29"> las necesidades del grupo. </text:span><text:span text:style-name="T7">El número de horas</text:span><text:span text:style-name="T29"> sincrónicas </text:span><text:span text:style-name="T7">lo mantendré al mínimo necesario y los contenidos asincrónicos estarán disponibles en un sitio web que iré desarrollando a lo largo del curso alojado en mi repositorio personal github </text:span><text:span text:style-name="T11">donde actualmente albergo los contenidos de los cursos que he impartido en la ENES Mérida</text:span><text:span text:style-name="T7"><text:note text:id="ftn1" text:note-class="footnote"><text:note-citation>1</text:note-citation><text:note-body><text:p text:style-name="P20"><text:a xlink:type="simple" xlink:href="https://gerardommc.github.io/" text:style-name="Internet_20_link" text:visited-style-name="Visited_20_Internet_20_Link"><text:span text:style-name="T27">https://gerardommc.github.io</text:span></text:a></text:p></text:note-body></text:note></text:span><text:span text:style-name="T7">. </text:span><text:span text:style-name="T8">Las sesiones sincrónicas por zoom serán grabadas y alojadas en </text:span><text:span text:style-name="T12">mi canal personal de YouTube con acceso exclusivo para los estudiantes del curso</text:span><text:span text:style-name="T8">.</text:span></text:p>
      <text:h text:style-name="P24" text:outline-level="2"><text:span text:style-name="T14">R</text:span><text:span text:style-name="T2">etroalimentación</text:span></text:h>
      <text:p text:style-name="P9"><text:span text:style-name="T32">Los lunes, a intervalo de dos semanas</text:span> tendremos una sesión sincrónica en el horario de clase para resolver dudas, discutir aspectos del curso y proponer ajustes a la estrategia docente.</text:p>
      <text:h text:style-name="Heading_20_2" text:outline-level="2">Discusiones y debates</text:h>
      <text:p text:style-name="P5">Como parte de las sesiones sincrónicas, buscaré que haya discusiones entre pequeños grupos de estudiantes para resolver problemas, de modo que los grupos <text:span text:style-name="T32">puedan exponer los resultados de sus debates</text:span> en las sesiones de retroalimentación.</text:p>
      <text:h text:style-name="Heading_20_2" text:outline-level="2">Asesorías</text:h>
      <text:p text:style-name="P4">Buscaré que la mayoría de las asesorías queden cubiertas en las sesiones de retroalimentación, y haré ajustes <text:span text:style-name="T32">a la estrategia docente</text:span> de acuerdo con las necesidades <text:span text:style-name="T9">grupales</text:span> identificadas en las sesiones de retroalimentación.</text:p>
      <text:h text:style-name="Heading_20_2" text:outline-level="2"><text:span text:style-name="T17">Autoevaluación y </text:span>Evaluación</text:h>
      <text:p text:style-name="P7"><text:span text:style-name="T15">Tomaré en cuenta las participaciones individuales </text:span><text:span text:style-name="T16">y el cumplimiento con las sesiones de práctica y autoevaluación. </text:span><text:span text:style-name="T17">Las autoevaluaciones consistirán del material de práctica y que serán abordadas en las sesiones de retroalimentación.</text:span><text:span text:style-name="T16"> </text:span><text:span text:style-name="T4">Las</text:span><text:span text:style-name="T16"> evaluaciones </text:span><text:span text:style-name="T17">se harán</text:span><text:span text:style-name="T16"> por medio de exámenes en vivo.</text:span></text:p>
      <text:h text:style-name="Heading_20_1" text:outline-level="1">Carga de trabajo de las actividades</text:h>
      <text:p text:style-name="P10">Tabla <text:sequence text:ref-name="refTable0" text:name="Table" text:formula="ooow:Table+1" style:num-format="1">1</text:sequence>: Modalidad y carga porcentual de cada tipo de actividad planeada. S = Sincrónica, A = Asincrónica. <text:span text:style-name="T21">*</text:span><text:span text:style-name="T19">Sujeto a ajustes de acuerdo con las necesidades específicas que surjan en el momen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94497960710912">
          <table:table-cell table:style-name="Tabla1.A1" office:value-type="string">
            <text:p text:style-name="P17">Actividad</text:p>
          </table:table-cell>
          <table:table-cell table:style-name="Tabla1.A1" office:value-type="string">
            <text:p text:style-name="P17">S/A</text:p>
          </table:table-cell>
          <table:table-cell table:style-name="Tabla1.A1" office:value-type="string">
            <text:p text:style-name="P17">Porcentaje</text:p>
          </table:table-cell>
          <table:table-cell table:style-name="Tabla1.D1" office:value-type="string">
            <text:p text:style-name="P17">Horas semanales</text:p>
          </table:table-cell>
        </table:table-row>
        <text:soft-page-break/>
        <table:table-row table:style-name="TableLine94497960788192">
          <table:table-cell table:style-name="Tabla1.A2" office:value-type="string">
            <text:p text:style-name="P13">Temas de clase</text:p>
          </table:table-cell>
          <table:table-cell table:style-name="Tabla1.B2" office:value-type="string">
            <text:p text:style-name="P13">S/A</text:p>
          </table:table-cell>
          <table:table-cell table:style-name="Tabla1.C2" office:value-type="string">
            <text:p text:style-name="P13"><text:span text:style-name="T4">(S) </text:span><text:span text:style-name="T11">25</text:span><text:span text:style-name="T4"> + (A) </text:span><text:span text:style-name="T11">25</text:span><text:span text:style-name="T5">%</text:span><text:span text:style-name="T24">*</text:span></text:p>
          </table:table-cell>
          <table:table-cell table:style-name="Tabla1.D2" office:value-type="string">
            <text:p text:style-name="P13"><text:span text:style-name="T36">1</text:span> + <text:span text:style-name="T36">1</text:span></text:p>
          </table:table-cell>
        </table:table-row>
        <table:table-row table:style-name="TableLine94497960790576">
          <table:table-cell table:style-name="Tabla1.A3" office:value-type="string">
            <text:p text:style-name="P13">Retroalimentación y asesorías</text:p>
          </table:table-cell>
          <table:table-cell table:style-name="Tabla1.B3" office:value-type="string">
            <text:p text:style-name="P13">S</text:p>
          </table:table-cell>
          <table:table-cell table:style-name="Tabla1.C3" office:value-type="string">
            <text:p text:style-name="P13"><text:span text:style-name="T4">10</text:span><text:span text:style-name="T5">%</text:span></text:p>
          </table:table-cell>
          <table:table-cell table:style-name="Tabla1.D3" office:value-type="string">
            <text:p text:style-name="P13">1</text:p>
          </table:table-cell>
        </table:table-row>
        <table:table-row table:style-name="TableLine94497960793232">
          <table:table-cell table:style-name="Tabla1.A4" office:value-type="string">
            <text:p text:style-name="P11">Discusiones y debates</text:p>
          </table:table-cell>
          <table:table-cell table:style-name="Tabla1.B4" office:value-type="string">
            <text:p text:style-name="P11">S</text:p>
          </table:table-cell>
          <table:table-cell table:style-name="Tabla1.C4" office:value-type="string">
            <text:p text:style-name="P11"><text:span text:style-name="T36">2</text:span><text:span text:style-name="T17">0</text:span>%</text:p>
          </table:table-cell>
          <table:table-cell table:style-name="Tabla1.D4" office:value-type="string">
            <text:p text:style-name="P29">2</text:p>
          </table:table-cell>
        </table:table-row>
        <table:table-row table:style-name="TableLine94497960796576">
          <table:table-cell table:style-name="Tabla1.A5" office:value-type="string">
            <text:p text:style-name="P11"><text:span text:style-name="T17">Autoevaluación y </text:span>Evaluación</text:p>
          </table:table-cell>
          <table:table-cell table:style-name="Tabla1.B5" office:value-type="string">
            <text:p text:style-name="P11">S/<text:span text:style-name="T17">A</text:span></text:p>
          </table:table-cell>
          <table:table-cell table:style-name="Tabla1.C5" office:value-type="string">
            <text:p text:style-name="P11"><text:span text:style-name="T36">1</text:span><text:span text:style-name="T17">0</text:span>%</text:p>
          </table:table-cell>
          <table:table-cell table:style-name="Tabla1.D5" office:value-type="string">
            <text:p text:style-name="P29">1</text:p>
          </table:table-cell>
        </table:table-row>
        <table:table-row table:style-name="TableLine94497960800176">
          <table:table-cell table:style-name="Tabla1.A6" office:value-type="string">
            <text:p text:style-name="P12">Total</text:p>
          </table:table-cell>
          <table:table-cell table:style-name="Tabla1.B6" office:value-type="string">
            <text:p text:style-name="P12"/>
          </table:table-cell>
          <table:table-cell table:style-name="Tabla1.C6" office:value-type="string">
            <text:p text:style-name="P12">100%</text:p>
          </table:table-cell>
          <table:table-cell table:style-name="Tabla1.D6" office:value-type="string">
            <text:p text:style-name="P30">6</text:p>
          </table:table-cell>
        </table:table-row>
      </table:table>
      <text:p text:style-name="P6"/>
      <text:p text:style-name="P6">De este modo la carga horaria total de las actividades sincrónicas y asincrónicas será aproximadamente:</text:p>
      <table:table table:name="Tabla2" table:style-name="Tabla2">
        <table:table-column table:style-name="Tabla2.A"/>
        <table:table-column table:style-name="Tabla2.B"/>
        <table:table-row table:style-name="TableLine94497960733552">
          <table:table-cell table:style-name="Tabla2.A1" office:value-type="string">
            <text:p text:style-name="P17">Carga horaria de la materia</text:p>
          </table:table-cell>
          <table:table-cell table:style-name="Tabla2.B1" office:value-type="string">
            <text:p text:style-name="P17">Balance</text:p>
          </table:table-cell>
        </table:table-row>
        <table:table-row table:style-name="TableLine94497960811344">
          <table:table-cell table:style-name="Tabla2.A2" office:value-type="string">
            <text:p text:style-name="P13"><text:span text:style-name="T36">6</text:span> horas semanales</text:p>
          </table:table-cell>
          <table:table-cell table:style-name="Tabla2.B2" office:value-type="string">
            <text:p text:style-name="P13"><text:span text:style-name="T32">2-</text:span><text:span text:style-name="T36">3</text:span> horas de trabajo sincrónico</text:p>
            <text:p text:style-name="P13"><text:span text:style-name="T36">3-4</text:span> horas de trabajo <text:span text:style-name="T18">a</text:span>sincrónico</text:p>
          </table:table-cell>
        </table:table-row>
      </table:table>
      <text:h text:style-name="P22" text:outline-level="1">Calendario del curso</text:h>
      <text:p text:style-name="P10">Tabla <text:sequence text:ref-name="refTable1" text:name="Table" text:formula="ooow:Table+1" style:num-format="1">2</text:sequence>: Calendarización de temas y modalidad utilizada<text:span text:style-name="T20">s A = Asincrónica, S = Sincrónica. </text:span><text:span text:style-name="T23">*</text:span><text:span text:style-name="T22">Sujeto a cambios de acuerdo con las necesidades particulares de los estudiantes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497960806032">
          <table:table-cell table:style-name="Tabla3.A1" office:value-type="string">
            <text:p text:style-name="Table_20_Heading">Semana</text:p>
          </table:table-cell>
          <table:table-cell table:style-name="Tabla3.A1" office:value-type="string">
            <text:p text:style-name="Table_20_Heading">Fecha</text:p>
          </table:table-cell>
          <table:table-cell table:style-name="Tabla3.A1" office:value-type="string">
            <text:p text:style-name="P19">Unidad/modalidad</text:p>
          </table:table-cell>
          <table:table-cell table:style-name="Tabla3.A1" office:value-type="string">
            <text:p text:style-name="Table_20_Heading">Tema</text:p>
          </table:table-cell>
          <table:table-cell table:style-name="Tabla3.E1" office:value-type="string">
            <text:p text:style-name="Table_20_Heading">Trabajos</text:p>
          </table:table-cell>
        </table:table-row>
        <table:table-row table:style-name="Tabla3.2">
          <table:table-cell table:style-name="Tabla3.A2" table:number-rows-spanned="3" office:value-type="string">
            <text:p text:style-name="P13">1-<text:span text:style-name="T36">4</text:span></text:p>
          </table:table-cell>
          <table:table-cell table:style-name="Tabla3.A2" table:number-rows-spanned="3" office:value-type="string">
            <text:p text:style-name="P14"><text:span text:style-name="T37">31</text:span>/0<text:span text:style-name="T37">1</text:span>/2<text:span text:style-name="T37">2 - 28/02/22</text:span></text:p>
          </table:table-cell>
          <table:table-cell table:style-name="Tabla3.A2" table:number-rows-spanned="3" office:value-type="string">
            <text:p text:style-name="P15">A 70%, S 30%*</text:p>
          </table:table-cell>
          <table:table-cell table:style-name="Tabla3.A2" table:number-rows-spanned="3" office:value-type="string">
            <text:p text:style-name="P33">Análisis documental del tema de investigación, búsqueda de bases de datos y publicaciones</text:p>
          </table:table-cell>
          <table:table-cell table:style-name="Tabla3.E2" office:value-type="string">
            <text:p text:style-name="P33">Búsquedas en Google Académico, RedaLyc, Scielo</text:p>
          </table:table-cell>
        </table:table-row>
        <table:table-row table:style-name="Tabla3.3">
          <table:covered-table-cell/>
          <table:covered-table-cell/>
          <table:covered-table-cell/>
          <table:covered-table-cell/>
          <table:table-cell table:style-name="Tabla3.E2" office:value-type="string">
            <text:p text:style-name="P33">Utilización de repositorios y materiales suplementarios (Data Dryad, Zenodo)</text:p>
          </table:table-cell>
        </table:table-row>
        <table:table-row table:style-name="TableLine94497960876800">
          <table:covered-table-cell/>
          <table:covered-table-cell/>
          <table:covered-table-cell/>
          <table:covered-table-cell/>
          <table:table-cell table:style-name="Tabla3.E2" office:value-type="string">
            <text:p text:style-name="P32">Bases de datos públicas como GBIF, VertNet, Naturalista</text:p>
          </table:table-cell>
        </table:table-row>
        <table:table-row table:style-name="Tabla3.5">
          <table:table-cell table:style-name="Tabla3.A5" table:number-rows-spanned="3" office:value-type="string">
            <text:p text:style-name="P34">5-8</text:p>
            <text:p text:style-name="P37"/>
          </table:table-cell>
          <table:table-cell table:style-name="Tabla3.A5" table:number-rows-spanned="3" office:value-type="string">
            <text:p text:style-name="P14"><text:span text:style-name="T37">01-</text:span><text:span text:style-name="T38">29</text:span>/0<text:span text:style-name="T37">3</text:span>/2<text:span text:style-name="T37">2</text:span></text:p>
          </table:table-cell>
          <table:table-cell table:style-name="Tabla3.A5" table:number-rows-spanned="3" office:value-type="string">
            <text:p text:style-name="P16">A <text:span text:style-name="T37">3</text:span><text:span text:style-name="T30">0</text:span>%, S <text:span text:style-name="T37">7</text:span>0%*</text:p>
          </table:table-cell>
          <table:table-cell table:style-name="Tabla3.A5" table:number-rows-spanned="3" office:value-type="string">
            <text:p text:style-name="P32">Análisis de la información documental</text:p>
          </table:table-cell>
          <table:table-cell table:style-name="Tabla3.E5" office:value-type="string">
            <text:p text:style-name="P33">Ejercicios de lectura de artículos, aprender estructuras efectivas de lectura</text:p>
          </table:table-cell>
        </table:table-row>
        <table:table-row table:style-name="Tabla3.5">
          <table:covered-table-cell/>
          <table:covered-table-cell/>
          <table:covered-table-cell/>
          <table:covered-table-cell/>
          <table:table-cell table:style-name="Tabla3.E5" office:value-type="string">
            <text:p text:style-name="P33">Ejercicios de extracción de información clave</text:p>
          </table:table-cell>
        </table:table-row>
        <table:table-row table:style-name="Tabla3.7">
          <table:covered-table-cell/>
          <table:covered-table-cell/>
          <table:covered-table-cell/>
          <table:covered-table-cell/>
          <table:table-cell table:style-name="Tabla3.E5" office:value-type="string">
            <text:p text:style-name="P32">Redacción de textos <text:span text:style-name="T30">basados en los ejercicios de lectura</text:span></text:p>
          </table:table-cell>
        </table:table-row>
        <table:table-row table:style-name="Tabla3.8">
          <table:table-cell table:style-name="Tabla3.A8" table:number-rows-spanned="2" office:value-type="string">
            <text:p text:style-name="P39">9-12</text:p>
          </table:table-cell>
          <table:table-cell table:style-name="Tabla3.A8" table:number-rows-spanned="2" office:value-type="string">
            <text:p text:style-name="P40">30/03/22 - 26/04/22</text:p>
          </table:table-cell>
          <table:table-cell table:style-name="Tabla3.A8" table:number-rows-spanned="2" office:value-type="string">
            <text:p text:style-name="P25">A30%-S 70%</text:p>
          </table:table-cell>
          <table:table-cell table:style-name="Tabla3.A8" table:number-rows-spanned="2" office:value-type="string">
            <text:p text:style-name="P41">Diseño de estrategia metodológica</text:p>
          </table:table-cell>
          <table:table-cell table:style-name="Tabla3.E8" office:value-type="string">
            <text:p text:style-name="P41">Redacción de sección de métodos del protocolo</text:p>
          </table:table-cell>
        </table:table-row>
        <table:table-row table:style-name="Tabla3.8">
          <table:covered-table-cell/>
          <table:covered-table-cell/>
          <table:covered-table-cell/>
          <table:covered-table-cell/>
          <table:table-cell table:style-name="Tabla3.E8" office:value-type="string">
            <text:p text:style-name="P35">Hacer listado de debilidades de la metodología propuesta</text:p>
          </table:table-cell>
        </table:table-row>
        <text:soft-page-break/>
        <table:table-row table:style-name="Tabla3.8">
          <table:table-cell table:style-name="Tabla3.A10" table:number-rows-spanned="3" office:value-type="string">
            <text:p text:style-name="P40">13-16</text:p>
          </table:table-cell>
          <table:table-cell table:style-name="Tabla3.A10" table:number-rows-spanned="3" office:value-type="string">
            <text:p text:style-name="P40">27/04/22-26/05/22</text:p>
          </table:table-cell>
          <table:table-cell table:style-name="Tabla3.A10" table:number-rows-spanned="3" office:value-type="string">
            <text:p text:style-name="P25">A30 – S70%</text:p>
          </table:table-cell>
          <table:table-cell table:style-name="Tabla3.A10" table:number-rows-spanned="3" office:value-type="string">
            <text:p text:style-name="P41">Presentaciones orales</text:p>
          </table:table-cell>
          <table:table-cell table:style-name="Tabla3.E10" office:value-type="string">
            <text:p text:style-name="P35">Ejercicio de identificación de información clave</text:p>
          </table:table-cell>
        </table:table-row>
        <table:table-row table:style-name="Tabla3.11">
          <table:covered-table-cell/>
          <table:covered-table-cell/>
          <table:covered-table-cell/>
          <table:covered-table-cell/>
          <table:table-cell table:style-name="Tabla3.E10" office:value-type="string">
            <text:p text:style-name="P35">Diseño básico de presentaciones orales</text:p>
          </table:table-cell>
        </table:table-row>
        <table:table-row table:style-name="Tabla3.12">
          <table:covered-table-cell/>
          <table:covered-table-cell/>
          <table:covered-table-cell/>
          <table:covered-table-cell/>
          <table:table-cell table:style-name="Tabla3.E10" office:value-type="string">
            <text:p text:style-name="P35">Ejercicio de presentar propuesta de trabajo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nux Libertine O" svg:font-family="'Linux Libertine O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swiss" style:font-pitch="variable"/>
    <style:font-face style:name="Arial2" svg:font-family="Arial" style:font-adornments="Itálica" style:font-family-generic="swiss" style:font-pitch="variable"/>
    <style:font-face style:name="Arial3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nux Libertine O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3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3" fo:font-family="Arial" style:font-style-name="Normal" style:font-family-generic="swiss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" style:family="paragraph" style:parent-style-name="Caption" style:class="extra">
      <style:text-properties style:font-name="Arial2" fo:font-family="Arial" style:font-style-name="Itálica" style:font-family-generic="swiss" style:font-pitch="variable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01%" style:font-weight-asian="bold" style:font-size-complex="101%" style:font-weight-complex="60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3" fo:font-size="10pt" officeooo:rsid="0037a09c" officeooo:paragraph-rsid="0037a09c"/>
    </style:style>
    <style:style style:name="MT1" style:family="text">
      <style:text-properties officeooo:rsid="0045cfed"/>
    </style:style>
    <style:style style:name="MT2" style:family="text">
      <style:text-properties officeooo:rsid="003c617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stancia de Investigación I – Licenciatura en Manejo de la Zona Costera</text:span><text:span text:style-name="MT2"><text:tab/>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rardo A. Martín</meta:initial-creator>
    <meta:creation-date>2021-01-21T17:17:27.949328775</meta:creation-date>
    <dc:date>2021-10-21T16:41:27.082204553</dc:date>
    <dc:creator>Gerardo A. Martín</dc:creator>
    <meta:editing-duration>PT2H39M25S</meta:editing-duration>
    <meta:editing-cycles>31</meta:editing-cycles>
    <meta:generator>LibreOffice/7.1.6.2$Linux_X86_64 LibreOffice_project/10$Build-2</meta:generator>
    <meta:document-statistic meta:table-count="3" meta:image-count="0" meta:object-count="0" meta:page-count="4" meta:paragraph-count="101" meta:word-count="735" meta:character-count="4931" meta:non-whitespace-character-count="4302"/>
  </office:meta>
</office:document-meta>
</file>